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148cm"/>
    </style:style>
    <style:style style:name="co2" style:family="table-column">
      <style:table-column-properties fo:break-before="auto" style:column-width="24.102cm"/>
    </style:style>
    <style:style style:name="co4" style:family="table-column">
      <style:table-column-properties fo:break-before="auto" style:column-width="6.064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2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" style:family="table-cell" style:parent-style-name="Default">
      <style:table-cell-properties fo:border-bottom="0.002cm solid #000000" fo:background-color="#ffff99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ackground-color="#ffff99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docker" table:style-name="ta1" table:print="false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string">
            <text:p>comando</text:p>
          </table:table-cell>
          <table:table-cell table:style-name="ce4" office:value-type="string">
            <text:p>acción</text:p>
          </table:table-cell>
        </table:table-row>
        <table:table-row table:style-name="ro1">
          <table:table-cell office:value-type="string">
            <text:p>docker build . <text:s text:c="11"/></text:p>
          </table:table-cell>
          <table:table-cell office:value-type="string">
            <text:p>Crea la imagen a partir de un dockerfile que es este caso está en la carpeta que estamos(.), de otro modo se debe especificar la ruta </text:p>
          </table:table-cell>
        </table:table-row>
        <table:table-row table:style-name="ro1">
          <table:table-cell office:value-type="string">
            <text:p>docker images</text:p>
          </table:table-cell>
          <table:table-cell office:value-type="string">
            <text:p>Muestra las imágenes existentes</text:p>
          </table:table-cell>
        </table:table-row>
        <table:table-row table:style-name="ro1">
          <table:table-cell office:value-type="string">
            <text:p>docker run 02b73e400e9c</text:p>
          </table:table-cell>
          <table:table-cell office:value-type="string">
            <text:p>Levanta un contenedor a partir del id de la imagen, puede ser también a partir del nombre</text:p>
          </table:table-cell>
        </table:table-row>
        <table:table-row table:style-name="ro1">
          <table:table-cell table:style-name="ce3" office:value-type="string">
            <text:p>host.docker.internal </text:p>
          </table:table-cell>
          <table:table-cell office:value-type="string">
            <text:p>se usa para que un contenedor se comunique con la máquina host ejm spring.datasource.url=jdbc:mysql://host.docker.internal:3306/msvc_usuarios</text:p>
          </table:table-cell>
        </table:table-row>
        <table:table-row table:style-name="ro1">
          <table:table-cell office:value-type="string">
            <text:p>docker ps</text:p>
          </table:table-cell>
          <table:table-cell office:value-type="string">
            <text:p>lista los contenedores</text:p>
          </table:table-cell>
        </table:table-row>
        <table:table-row table:style-name="ro1">
          <table:table-cell office:value-type="string">
            <text:p>docker stop d2cfc1ee6614</text:p>
          </table:table-cell>
          <table:table-cell office:value-type="string">
            <text:p>detiene el contenedor por id, también puede ser por nombre</text:p>
          </table:table-cell>
        </table:table-row>
        <table:table-row table:style-name="ro1">
          <table:table-cell office:value-type="string">
            <text:p>docker run -p 8001:8002 102ba234</text:p>
          </table:table-cell>
          <table:table-cell office:value-type="string">
            <text:p>Levanta un contenedor a partir del id de la imagen pero considerando un puerto externo(propio del host) 8001 y uno interno 8002(propio del contenedor)</text:p>
          </table:table-cell>
        </table:table-row>
        <table:table-row table:style-name="ro1">
          <table:table-cell office:value-type="string">
            <text:p>docker build -t usuarios . <text:s text:c="11"/></text:p>
          </table:table-cell>
          <table:table-cell office:value-type="string">
            <text:p>crea una imagen con un tag o nombre</text:p>
          </table:table-cell>
        </table:table-row>
        <table:table-row table:style-name="ro1">
          <table:table-cell office:value-type="string">
            <text:p>docker ps -a</text:p>
          </table:table-cell>
          <table:table-cell office:value-type="string">
            <text:p>muestra todos los contenedores detenidos </text:p>
          </table:table-cell>
        </table:table-row>
        <table:table-row table:style-name="ro1">
          <table:table-cell office:value-type="string">
            <text:p>docker build -t usuarios . -f .\msvc-usuarios\Dockerfile</text:p>
          </table:table-cell>
          <table:table-cell office:value-type="string">
            <text:p>Crea una imagen a partir de un archivo Dockerfile</text:p>
          </table:table-cell>
        </table:table-row>
        <table:table-row table:style-name="ro1">
          <table:table-cell office:value-type="string">
            <text:p>docker ps --help</text:p>
          </table:table-cell>
          <table:table-cell office:value-type="string">
            <text:p>Ayuda de una opcción de docker, en este caso de ps, si se coloca docker –help es una ayuda general</text:p>
          </table:table-cell>
        </table:table-row>
        <table:table-row table:style-name="ro1">
          <table:table-cell office:value-type="string">
            <text:p>docker start brave_cohen</text:p>
          </table:table-cell>
          <table:table-cell office:value-type="string">
            <text:p>reinicia un contenedor detenido, en este caso se da el nombre pero puede ser el id del contenedor</text:p>
          </table:table-cell>
        </table:table-row>
        <table:table-row table:style-name="ro1">
          <table:table-cell office:value-type="string">
            <text:p>docker run -d -p 8081:8001 usuarios</text:p>
          </table:table-cell>
          <table:table-cell office:value-type="string">
            <text:p>levanta un contenedor en detach (-d), es decir , deja libre la terminal para seguir usando </text:p>
          </table:table-cell>
        </table:table-row>
        <table:table-row table:style-name="ro1">
          <table:table-cell office:value-type="string">
            <text:p>docker attach trusting_carver</text:p>
          </table:table-cell>
          <table:table-cell office:value-type="string">
            <text:p>attacha un contenedor levantado, hace que se vea nuevamente el log en consola</text:p>
          </table:table-cell>
        </table:table-row>
        <table:table-row table:style-name="ro1">
          <table:table-cell office:value-type="string">
            <text:p>docker logs trusting_carver</text:p>
          </table:table-cell>
          <table:table-cell office:value-type="string">
            <text:p>muestra el log de un contenedor, util en modo detach</text:p>
          </table:table-cell>
        </table:table-row>
        <table:table-row table:style-name="ro1">
          <table:table-cell office:value-type="string">
            <text:p>docker logs -f trusting_carver</text:p>
          </table:table-cell>
          <table:table-cell office:value-type="string">
            <text:p>muestra log pero lo deja atachado</text:p>
          </table:table-cell>
        </table:table-row>
        <table:table-row table:style-name="ro1">
          <table:table-cell office:value-type="string">
            <text:p>docker start -a trusting_carver</text:p>
          </table:table-cell>
          <table:table-cell office:value-type="string">
            <text:p>reinicia contenedor en modo attach</text:p>
          </table:table-cell>
        </table:table-row>
        <table:table-row table:style-name="ro1">
          <table:table-cell office:value-type="string">
            <text:p>docker rm trusting_caver</text:p>
          </table:table-cell>
          <table:table-cell office:value-type="string">
            <text:p>elimina un contenedor que está detenido, si está corriendo no elimina</text:p>
          </table:table-cell>
        </table:table-row>
        <table:table-row table:style-name="ro1">
          <table:table-cell office:value-type="string">
            <text:p>docker rm contenedor1 contenedor2 contenedor3</text:p>
          </table:table-cell>
          <table:table-cell office:value-type="string">
            <text:p>Elimina varios contenedores de una vez</text:p>
          </table:table-cell>
        </table:table-row>
        <table:table-row table:style-name="ro1">
          <table:table-cell office:value-type="string">
            <text:p>docker container prune</text:p>
          </table:table-cell>
          <table:table-cell office:value-type="string">
            <text:p>elimina todos los contenedores detenidos o con estatus exited</text:p>
          </table:table-cell>
        </table:table-row>
        <table:table-row table:style-name="ro1">
          <table:table-cell office:value-type="string">
            <text:p>docker rmi img1 img2 img3</text:p>
          </table:table-cell>
          <table:table-cell office:value-type="string">
            <text:p>Borra una lista de imágenes pero solo si no tiene asociado ningún contenedor</text:p>
          </table:table-cell>
        </table:table-row>
        <table:table-row table:style-name="ro1">
          <table:table-cell office:value-type="string">
            <text:p>docker image prune</text:p>
          </table:table-cell>
          <table:table-cell office:value-type="string">
            <text:p>borra todas las unidades que no tienen contenedor, no importa si el contenedor está detenido <text:s/>y según vi con copilot solo las que no tienen etiqueta, para que borre las que no tienen contrenedor docker image prune -a</text:p>
          </table:table-cell>
        </table:table-row>
        <table:table-row table:style-name="ro1">
          <table:table-cell office:value-type="string">
            <text:p>docker run -p 8081:8001 -d --rm usuarios</text:p>
          </table:table-cell>
          <table:table-cell office:value-type="string">
            <text:p>Cuando se detenga este contenedor se borrará</text:p>
          </table:table-cell>
        </table:table-row>
        <table:table-row table:style-name="ro1">
          <table:table-cell office:value-type="string">
            <text:p>docker run -p 8001:8001 --rm -it usuarios /bin/sh</text:p>
          </table:table-cell>
          <table:table-cell office:value-type="string">
            <text:p>Levanta contenedor en modo interactivo , en este caso la terminal shell sustituye el cmd que va en el Dockerfile, es importante que en el dockerfile no haya entrypoiny</text:p>
          </table:table-cell>
        </table:table-row>
        <table:table-row table:style-name="ro1">
          <table:table-cell office:value-type="string">
            <text:p>docker cp .\Login.java a6bda6ac97e7:/app/Login.java</text:p>
          </table:table-cell>
          <table:table-cell office:value-type="string">
            <text:p>copia un archivo de mi host o máquina local a una carpeta de un contenedor con id a6bda6ac97e7</text:p>
          </table:table-cell>
        </table:table-row>
        <table:table-row table:style-name="ro1">
          <table:table-cell office:value-type="string">
            <text:p>docker image inspect usuario</text:p>
          </table:table-cell>
          <table:table-cell office:value-type="string">
            <text:p>inspecciona ina imagen</text:p>
          </table:table-cell>
        </table:table-row>
        <table:table-row table:style-name="ro1">
          <table:table-cell office:value-type="string">
            <text:p>docker container inspect zen_elgamal</text:p>
          </table:table-cell>
          <table:table-cell office:value-type="string">
            <text:p>inspecciona un contenedor</text:p>
          </table:table-cell>
        </table:table-row>
        <table:table-row table:style-name="ro1">
          <table:table-cell office:value-type="string">
            <text:p>docker build -t usuarios:v2 . -f .\msvc-usuarios\Dockerfile</text:p>
          </table:table-cell>
          <table:table-cell office:value-type="string">
            <text:p>crea una imagen con una etiqueta, en este caso v2</text:p>
          </table:table-cell>
        </table:table-row>
        <table:table-row table:style-name="ro1">
          <table:table-cell office:value-type="string">
            <text:p>docker run -p 8001:8001 --rm -d --name msvc-usuario <text:s/>usuarios:v2</text:p>
          </table:table-cell>
          <table:table-cell office:value-type="string">
            <text:p>levanta un contenedor con un nombre, en este caso msvc-usuarios</text:p>
          </table:table-cell>
        </table:table-row>
        <table:table-row table:style-name="ro1">
          <table:table-cell office:value-type="string">
            <text:p>docker network create spring</text:p>
          </table:table-cell>
          <table:table-cell office:value-type="string">
            <text:p>crea una red llamada spring</text:p>
          </table:table-cell>
        </table:table-row>
        <table:table-row table:style-name="ro1">
          <table:table-cell office:value-type="string">
            <text:p>docker network ls</text:p>
          </table:table-cell>
          <table:table-cell office:value-type="string">
            <text:p>lista las redes existentes</text:p>
          </table:table-cell>
        </table:table-row>
        <table:table-row table:style-name="ro1">
          <table:table-cell office:value-type="string">
            <text:p>docker run -p 8001:8001 -d --rm --name msvc-usuarios --network spring usuarios</text:p>
          </table:table-cell>
          <table:table-cell office:value-type="string">
            <text:p>levanta un contenedor en la red spring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mysql</text:p>
          </table:table-cell>
          <table:table-cell office:value-type="string">
            <text:p>levanta un contenedor de mysql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postgres:17-alpine</text:p>
          </table:table-cell>
          <table:table-cell office:value-type="string">
            <text:p>levanta un contenedor de postgres</text:p>
          </table:table-cell>
        </table:table-row>
        <table:table-row table:style-name="ro1">
          <table:table-cell office:value-type="string">
            <text:p>docker run -d -p 3307:3306 --name mysql --network spring -e MYSQL_ROOT_PASSWORD=embarkx -e MYSQL_DATABASE=msvc_usuarios -v data-mysql:/var/lib/mysql --restart=always mysql</text:p>
          </table:table-cell>
          <table:table-cell office:value-type="string">
            <text:p>levanta contenedor de mysql pero ahora los datos van a persistir po el volumen -v data-mysql:/var/lib/mysql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run -p 5532:5432 --name postgres --network spring -e POSTGRES_PASSWORD=embarkx -e POSTGRES_DB=msvc_cursos -d -v data-postgres:/var/lib/postgresql/data --restart=always postgres:17-alpine</text:p>
          </table:table-cell>
          <table:table-cell office:value-type="string">
            <text:p>levanta contenedor de postgres pero ahora los datos van a persistir por el volumen -v data-postgres:/var/lib/postgresql/data , además cada que se reinicie la computadora y arranque docker se va a reiniciar el contenedor –restart=always</text:p>
          </table:table-cell>
        </table:table-row>
        <table:table-row table:style-name="ro1">
          <table:table-cell office:value-type="string">
            <text:p>docker volume ls</text:p>
          </table:table-cell>
          <table:table-cell office:value-type="string">
            <text:p>lista todos los volumes</text:p>
          </table:table-cell>
        </table:table-row>
        <table:table-row table:style-name="ro1">
          <table:table-cell office:value-type="string">
            <text:p>docker run -it --rm --network spring mysql bash</text:p>
          </table:table-cell>
          <table:table-cell office:value-type="string">
            <text:p>levanta un contenedor utilitario para conectarme a la bd mysql de otro contenedor</text:p>
          </table:table-cell>
        </table:table-row>
        <table:table-row table:style-name="ro1">
          <table:table-cell office:value-type="string">
            <text:p>mysql -hmysql -uroot -p</text:p>
          </table:table-cell>
          <table:table-cell office:value-type="string">
            <text:p>continuación del anterior es para conectarse al contenedor mysql</text:p>
          </table:table-cell>
        </table:table-row>
        <table:table-row table:style-name="ro2">
          <table:table-cell office:value-type="string">
            <text:p>docker run -p 8001:8001 --env-file .\msvc-usuarios\.env -d --rm --name msvc-usuarios </text:p>
            <text:p>--network spring usuarios</text:p>
          </table:table-cell>
          <table:table-cell office:value-type="string">
            <text:p>levanta un contenedor a partir de un archivo de variables de entorno --env-file .\msvc-usuarios\.en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-compose up -d</text:p>
          </table:table-cell>
          <table:table-cell office:value-type="string">
            <text:p>levanta un docker compose detachado</text:p>
          </table:table-cell>
        </table:table-row>
        <table:table-row table:style-name="ro1">
          <table:table-cell office:value-type="string">
            <text:p>docker-compose down</text:p>
          </table:table-cell>
          <table:table-cell office:value-type="string">
            <text:p>baja y borra todo</text:p>
          </table:table-cell>
        </table:table-row>
        <table:table-row table:style-name="ro1">
          <table:table-cell office:value-type="string">
            <text:p>docker-compose down -v</text:p>
          </table:table-cell>
          <table:table-cell office:value-type="string">
            <text:p>borra o elimina también volúmenes</text:p>
          </table:table-cell>
        </table:table-row>
        <table:table-row table:style-name="ro1">
          <table:table-cell office:value-type="string">
            <text:p>docker-compose stop</text:p>
          </table:table-cell>
          <table:table-cell office:value-type="string">
            <text:p>detiene pero sin borrar</text:p>
          </table:table-cell>
        </table:table-row>
        <table:table-row table:style-name="ro1">
          <table:table-cell office:value-type="string">
            <text:p>Docker-compose start</text:p>
          </table:table-cell>
          <table:table-cell office:value-type="string">
            <text:p>reinicia</text:p>
          </table:table-cell>
        </table:table-row>
        <table:table-row table:style-name="ro1">
          <table:table-cell office:value-type="string">
            <text:p>docker-compose up –build -d</text:p>
          </table:table-cell>
          <table:table-cell office:value-type="string">
            <text:p>forza a construir las imágenes, util cuando cambiamos códig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docker tag microservicios-8ks-udemy-msvc-usuarios maxinms2/usuarios</text:p>
          </table:table-cell>
          <table:table-cell office:value-type="string">
            <text:p>hace un clon de una imagen en este caso de microservicios-8ks-udemy-msvc-usuarios para maxinms2/usuarios para poderla subir a un repositorio en git hub</text:p>
          </table:table-cell>
        </table:table-row>
        <table:table-row table:style-name="ro1">
          <table:table-cell office:value-type="string">
            <text:p>docker login</text:p>
          </table:table-cell>
          <table:table-cell office:value-type="string">
            <text:p>para autenticarse a docker hub y poder hacer push</text:p>
          </table:table-cell>
        </table:table-row>
        <table:table-row table:style-name="ro1">
          <table:table-cell office:value-type="string">
            <text:p>docker logout</text:p>
          </table:table-cell>
          <table:table-cell office:value-type="string">
            <text:p>cierra sesión en github</text:p>
          </table:table-cell>
        </table:table-row>
        <table:table-row table:style-name="ro1">
          <table:table-cell office:value-type="string">
            <text:p>docker pull maxinms2/usuarios</text:p>
          </table:table-cell>
          <table:table-cell office:value-type="string">
            <text:p>descarga una imagen</text:p>
          </table:table-cell>
        </table:table-row>
        <table:table-row table:style-name="ro1">
          <table:table-cell table:style-name="ce3" office:value-type="string">
            <text:p>docker-compose --pull up </text:p>
          </table:table-cell>
          <table:table-cell office:value-type="string">
            <text:p>forza la descarga de imágenes desde docker hub</text:p>
          </table:table-cell>
        </table:table-row>
        <table:table-row table:style-name="ro1">
          <table:table-cell table:style-name="Default"/>
          <table:table-cell/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WS-docker" table:style-name="ta1" table:print="false"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correo: <text:a xlink:href="mailto:edgar.aws.0307@gmail.com">edgar.aws.0307@gmail.com</text:a></text:p>
          </table:table-cell>
          <table:table-cell table:number-columns-repeated="2"/>
          <table:table-cell office:value-type="string">
            <text:p>pwd Lapata3000.</text:p>
          </table:table-cell>
        </table:table-row>
        <table:table-row table:style-name="ro1">
          <table:table-cell table:style-name="ce3" office:value-type="string">
            <text:p>Root user <text:s/>password </text:p>
          </table:table-cell>
          <table:table-cell office:value-type="string">
            <text:p>Lapata3000.</text:p>
          </table:table-cell>
          <table:table-cell table:number-columns-repeated="2"/>
        </table:table-row>
      </table:table>
      <table:table table:name="k8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kubectl get deployments</text:p>
          </table:table-cell>
          <table:table-cell office:value-type="string">
            <text:p>obtiene los deploys equivalente es get deploy, un atajo</text:p>
          </table:table-cell>
        </table:table-row>
        <table:table-row table:style-name="ro1">
          <table:table-cell office:value-type="string">
            <text:p>kubectl get pods</text:p>
          </table:table-cell>
          <table:table-cell office:value-type="string">
            <text:p>obtiene pods</text:p>
          </table:table-cell>
        </table:table-row>
        <table:table-row table:style-name="ro1">
          <table:table-cell office:value-type="string">
            <text:p>kubectl describe pods nombre_pod</text:p>
          </table:table-cell>
          <table:table-cell office:value-type="string">
            <text:p>describe el pod </text:p>
          </table:table-cell>
        </table:table-row>
        <table:table-row table:style-name="ro1">
          <table:table-cell office:value-type="string">
            <text:p>kubectl logs nombre_pod</text:p>
          </table:table-cell>
          <table:table-cell office:value-type="string">
            <text:p>da el log del pod</text:p>
          </table:table-cell>
        </table:table-row>
        <table:table-row table:style-name="ro1">
          <table:table-cell office:value-type="string">
            <text:p>kubectl delete deployment nombre_deploy</text:p>
          </table:table-cell>
          <table:table-cell office:value-type="string">
            <text:p>Borra un deployment</text:p>
          </table:table-cell>
        </table:table-row>
        <table:table-row table:style-name="ro1">
          <table:table-cell office:value-type="string">
            <text:p>kubectl create deployment mysql --image=mysql --port=3306 --dry-run=client -o yaml &gt; deployment-mysql.yaml</text:p>
          </table:table-cell>
          <table:table-cell office:value-type="string">
            <text:p>crea la configuración base de un deplyment en un archivo yml, no crea el deployment</text:p>
          </table:table-cell>
        </table:table-row>
        <table:table-row table:style-name="ro2">
          <table:table-cell office:value-type="string">
            <text:p>kubectl apply -f .\deployment-mysql.yaml </text:p>
          </table:table-cell>
          <table:table-cell office:value-type="string">
            <text:p>aplica archivo de configuración, en este caso aplica el deployment, si ya existía el deployment </text:p>
            <text:p>Y se modifica el yaml solo aplica el cambio sobre lo existente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string">
            <text:p>permite comunicarse con los pods , es como una ip fija que asigna a los pods, entiendo que es como la red</text:p>
          </table:table-cell>
        </table:table-row>
        <table:table-row table:style-name="ro1">
          <table:table-cell office:value-type="string">
            <text:p>kubectl get services</text:p>
          </table:table-cell>
          <table:table-cell office:value-type="string">
            <text:p>muestra los servicios otra es get svc</text:p>
          </table:table-cell>
        </table:table-row>
        <table:table-row table:style-name="ro1">
          <table:table-cell office:value-type="string">
            <text:p>kubectl expose deployment mysql8 --port=3306 –type=ClusterIP</text:p>
          </table:table-cell>
          <table:table-cell office:value-type="string">
            <text:p>kubectl expose deployment mysql8: Crea un Service que apunta al deployment llamado mysql8</text:p>
          </table:table-cell>
        </table:table-row>
        <table:table-row table:style-name="ro1">
          <table:table-cell/>
          <table:table-cell office:value-type="string">
            <text:p>--port=3306: Expone el puerto 3306 (puerto estándar de MySQL)</text:p>
          </table:table-cell>
        </table:table-row>
        <table:table-row table:style-name="ro1">
          <table:table-cell/>
          <table:table-cell office:value-type="string">
            <text:p>--type=ClusterIP: Especifica que el Service será de tipo ClusterIP (aunque es el tipo por defecto)</text:p>
          </table:table-cell>
        </table:table-row>
        <table:table-row table:style-name="ro1">
          <table:table-cell office:value-type="string">
            <text:p>kubectl get all</text:p>
          </table:table-cell>
          <table:table-cell office:value-type="string">
            <text:p>muestra todos los objetos</text:p>
          </table:table-cell>
        </table:table-row>
        <table:table-row table:style-name="ro1">
          <table:table-cell office:value-type="string">
            <text:p>kubectl expose deployment msvc-usuarios --port=8001 --type=LoadBalancer</text:p>
          </table:table-cell>
          <table:table-cell office:value-type="string">
            <text:p>Crea un servicio que expone al exterior, por ejm desdde postman, aunque también es interno</text:p>
          </table:table-cell>
        </table:table-row>
        <table:table-row table:style-name="ro1">
          <table:table-cell office:value-type="string">
            <text:p>kubectl set image deployment msvc-usuarios usuarios=maxinms2/usuarios:v2</text:p>
          </table:table-cell>
          <table:table-cell office:value-type="string">
            <text:p>cambia la imagen de un pod</text:p>
          </table:table-cell>
        </table:table-row>
        <table:table-row table:style-name="ro1">
          <table:table-cell office:value-type="string">
            <text:p>kubectl scale deployment msvc-usuarios --replicas=3</text:p>
          </table:table-cell>
          <table:table-cell office:value-type="string">
            <text:p>escala a 3 pods</text:p>
          </table:table-cell>
        </table:table-row>
        <table:table-row table:style-name="ro3">
          <table:table-cell table:style-name="ce2" office:value-type="string">
            <text:p>un selector de un servicio <text:s text:c="2"/>selector:</text:p>
            <text:p><text:s text:c="4"/>app: mysql <text:s text:c="3"/>se relaciona con las etiquetas de un deployment <text:s text:c="4"/>metadata:</text:p>
            <text:p><text:s text:c="6"/>labels:</text:p>
            <text:p><text:s text:c="8"/>app: mysql</text:p>
          </table:table-cell>
          <table:table-cell office:value-type="string">
            <text:p>si hay varios pods se balancean las cargas</text:p>
          </table:table-cell>
        </table:table-row>
        <table:table-row table:style-name="ro1">
          <table:table-cell office:value-type="string">
            <text:p>kubectl delete -f .\deployment-usuarios.yaml</text:p>
          </table:table-cell>
          <table:table-cell office:value-type="string">
            <text:p>elimina un deployment de manera declarativa o a través de un yaml</text:p>
          </table:table-cell>
        </table:table-row>
        <table:table-row table:style-name="ro1">
          <table:table-cell office:value-type="string">
            <text:p>kubectl apply -f .\deployment-postgres.yaml -f .\svc-postgres.yaml</text:p>
          </table:table-cell>
          <table:table-cell office:value-type="string">
            <text:p>puedo ejecutar 2 <text:s/>o mas yaml a la vez</text:p>
          </table:table-cell>
        </table:table-row>
        <table:table-row table:style-name="ro4">
          <table:table-cell office:value-type="string">
            <text:p>persistntVoumes</text:p>
          </table:table-cell>
          <table:table-cell office:value-type="string">
            <text:p>Son volumes que son objetos como tal, no se definen en un pod, se pueden llamar o clamar de </text:p>
            <text:p>Diferentes pods o deployments</text:p>
          </table:table-cell>
        </table:table-row>
        <table:table-row table:style-name="ro1">
          <table:table-cell office:value-type="string">
            <text:p>persistntVoumesClaims</text:p>
          </table:table-cell>
          <table:table-cell office:value-type="string">
            <text:p>para poder usar persistntVoumes se debe crear un claim que usaran pods o lo que use el persistntVoume</text:p>
          </table:table-cell>
        </table:table-row>
        <table:table-row table:style-name="ro1">
          <table:table-cell office:value-type="string">
            <text:p>kubectl get sc</text:p>
          </table:table-cell>
          <table:table-cell office:value-type="string">
            <text:p>obtiene la clase de almacenamiento de kubernetes , en el caso de docker desktop es hostpath o que está en el único host</text:p>
          </table:table-cell>
        </table:table-row>
        <table:table-row table:style-name="ro1">
          <table:table-cell office:value-type="string">
            <text:p>kubectl get pv</text:p>
          </table:table-cell>
          <table:table-cell office:value-type="string">
            <text:p>obtiene los persistenceVolumes</text:p>
          </table:table-cell>
        </table:table-row>
        <table:table-row table:style-name="ro1">
          <table:table-cell office:value-type="string">
            <text:p>"---"</text:p>
          </table:table-cell>
          <table:table-cell office:value-type="string">
            <text:p>3 guiones sirven para combinar varios objetos por ejm deployments en un solo yaml</text:p>
          </table:table-cell>
        </table:table-row>
        <table:table-row table:style-name="ro1">
          <table:table-cell office:value-type="string">
            <text:p>kubectl get configmap</text:p>
          </table:table-cell>
          <table:table-cell office:value-type="string">
            <text:p>obtiene todos los configmap</text:p>
          </table:table-cell>
        </table:table-row>
        <table:table-row table:style-name="ro1">
          <table:table-cell office:value-type="string">
            <text:p>kubectl get secrets</text:p>
          </table:table-cell>
          <table:table-cell office:value-type="string">
            <text:p>obtiene los secretos</text:p>
          </table:table-cell>
        </table:table-row>
      </table:table>
      <table:table table:name="notas" table:style-name="ta1" table:print="false">
        <table:table-column table:style-name="co3" table:default-cell-style-name="Default"/>
        <table:table-row table:style-name="ro1">
          <table:table-cell office:value-type="string">
            <text:p><text:s/>kubectl create deployment msvc-usuarios --image=maxinms2/usuarios --port=8001</text:p>
          </table:table-cell>
        </table:table-row>
        <table:table-row table:style-name="ro1">
          <table:table-cell office:value-type="string">
            <text:p>kubectl get service mysql -o yaml &gt; svc-mysql.yam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5">25/09/2025</text:date>, <text:time>16:46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5T15:18:16.04</meta:creation-date>
    <dc:date>2025-09-25T16:46:35.27</dc:date>
    <meta:editing-duration>P7DT9H34M57S</meta:editing-duration>
    <meta:editing-cycles>95</meta:editing-cycles>
    <meta:generator>OpenOffice/4.1.15$Win32 OpenOffice.org_project/4115m2$Build-9813</meta:generator>
    <meta:document-statistic meta:table-count="4" meta:cell-count="160" meta:object-count="0"/>
  </office:meta>
</office:document-meta>
</file>